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33.866665mm" fo:page-width="33.866665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c0ff" draw:opacity="100.0%" draw:stroke="none"/>
    </style:style>
    <style:style style:family="graphic" style:name="style-3">
      <style:graphic-properties draw:fill="none" draw:stroke="solid" svg:stroke-color="#000000" draw:stroke-linejoin="round" svg:stroke-opacity="100.0%" svg:stroke-width="2.1166666mm"/>
    </style:style>
    <style:style style:family="graphic" style:name="style-4">
      <style:graphic-properties draw:fill="none" draw:stroke="solid" svg:stroke-color="#000000" draw:stroke-linejoin="round" svg:stroke-opacity="100.0%" svg:stroke-width="1.0583333mm"/>
    </style:style>
    <style:style style:family="graphic" style:name="style-5">
      <style:graphic-properties draw:fill="gradient" draw:fill-gradient-name="gradient-1" draw:opacity="50.0%" draw:opacity-name="gradient-2" draw:stroke="none"/>
    </style:style>
    <style:style style:family="graphic" style:name="style-6">
      <style:graphic-properties draw:fill="solid" draw:fill-color="#ffffff" draw:opacity="100.0%" draw:opacity-name="gradient-3" draw:stroke="none"/>
    </style:style>
    <style:style style:family="graphic" style:name="style-7">
      <style:graphic-properties draw:fill="solid" draw:fill-color="#ffffff" draw:opacity="100.0%" draw:opacity-name="gradient-4" draw:stroke="none"/>
    </style:style>
  </office:automatic-styles>
  <office:body>
    <office:drawing>
      <draw:page draw:master-page-name="Default" draw:name="page1" draw:style-name="DP1">
        <draw:g draw:id="svg3293">
          <draw:g draw:id="layer1">
            <draw:path svg:d="M 1322.9166 0.0 C 1193.3641 0.0 1086.6788 96.30589 1068.2551 220.7617 C 853.0565 220.33911 608.4746 220.7617 271.1979 220.7617 C 97.356125 431.19772 0.0 675.0062 0.0 963.24866 C 2.5232632E-5 1427.4554 269.53397 1833.2361 668.0729 2046.3866 L 1954.6093 2046.3866 C 2353.1482 1833.2361 2622.6821 1427.4554 2622.6821 963.24866 C 2622.6821 691.2306 2529.8872 439.9378 2372.9817 235.64452 C 2050.4583 229.16438 1821.2589 226.18349 1578.4049 224.069 C 1561.4015 98.012726 1453.6077 0.0 1322.9166 0.0 z M 1307.2069 51.26302 C 1409.2603 51.262917 1492.4153 134.41817 1492.4153 236.47134 C 1492.4155 338.5245 1409.2603 421.67966 1307.2069 421.67966 C 1205.1538 421.67966 1122.8254 338.5245 1122.8254 236.47134 C 1122.8254 134.41817 1205.1538 51.26302 1307.2069 51.26302 z M 1655.2994 524.2057 C 1750.1383 524.2057 1827.2786 601.3459 1827.2786 696.1849 C 1827.2786 791.0238 1750.1383 868.164 1655.2994 868.164 C 1560.4602 868.164 1483.3202 791.0238 1483.3202 696.1849 C 1483.3202 601.3459 1560.4604 524.2057 1655.2994 524.2057 z M 1479.1862 1033.5286 C 1553.2151 1033.5286 1613.1315 1093.445 1613.1315 1167.4739 C 1613.1315 1241.5028 1553.2151 1301.4192 1479.1862 1301.4192 C 1405.1572 1301.4192 1345.2408 1241.5028 1345.2408 1167.4739 C 1345.241 1093.445 1405.1572 1033.5286 1479.1862 1033.5286 z M 1655.2994 1510.6053 C 1711.9865 1510.6053 1757.8254 1557.271 1757.8254 1613.9583 C 1757.8257 1670.6455 1711.9866 1716.4843 1655.2994 1716.4843 C 1598.6122 1716.4843 1552.7733 1670.6455 1552.7733 1613.9583 C 1552.7733 1557.271 1598.6122 1510.6053 1655.2994 1510.6053 z" svg:height="20.463865mm" draw:style-name="style-2" svg:viewBox="0.0 0.0 2622.6821 2046.3866" svg:width="26.226822mm" svg:x="3.9026039mm" svg:y="11.691276mm"/>
            <draw:path svg:d="M 728.04034 0.0 C 873.7122 146.12054 872.98193 262.5853 872.98193 437.8352 L 872.98193 802.14087 C 363.93442 972.7635 0.0 1431.4741 0.0 1971.9296 C 2.5232632E-5 2436.1362 269.52557 2841.6694 668.06445 3054.8198 L 1954.2135 3054.8198 C 2352.7524 2841.6694 2622.2778 2436.1362 2622.2778 1971.9296 C 2622.2778 1431.4741 2256.6775 972.7635 1747.6299 802.14087 L 1747.6299 437.8352 C 1747.6299 262.5853 1746.8995 146.12054 1892.5715 0.0 L 728.04034 0.0 z" svg:height="30.548199mm" draw:style-name="style-3" svg:viewBox="0.0 0.0 2622.2778 3054.8198" svg:width="26.222778mm" svg:x="3.6381047mm" svg:y="1.7309662mm"/>
            <draw:path svg:d="M 728.04034 0.0 C 873.7122 146.12054 872.98193 262.5853 872.98193 437.8352 L 872.98193 802.14087 C 363.93442 972.7635 0.0 1431.4741 0.0 1971.9296 C 2.5232632E-5 2436.1362 269.52557 2841.6694 668.06445 3054.8198 L 1954.2135 3054.8198 C 2352.7524 2841.6694 2622.2778 2436.1362 2622.2778 1971.9296 C 2622.2778 1431.4741 2256.6775 972.7635 1747.6299 802.14087 L 1747.6299 437.8352 C 1747.6299 262.5853 1746.8995 146.12054 1892.5715 0.0 L 728.04034 0.0 z" svg:height="30.548199mm" draw:style-name="style-4" svg:viewBox="0.0 0.0 2622.2778 3054.8198" svg:width="26.222778mm" svg:x="3.6381047mm" svg:y="1.7309662mm"/>
            <draw:path svg:d="M 728.04016 0.0 C 873.7121 146.12054 872.9818 262.5853 872.9818 437.8352 L 872.9818 802.14087 C 363.93433 972.7635 0.0 1431.4741 0.0 1971.9296 C 0.0 2436.1362 269.52548 2841.6694 668.0644 3054.8198 L 1954.2134 3054.8198 C 2352.7524 2841.6694 2622.2778 2436.1362 2622.2778 1971.9296 C 2622.2778 1431.4741 2256.6775 972.7635 1747.63 802.14087 L 1747.63 437.8352 C 1747.63 262.5853 1746.8995 146.12054 1892.5715 0.0 L 728.04016 0.0 z" svg:height="30.548199mm" draw:style-name="style-5" svg:viewBox="0.0 0.0 2622.2778 3054.8198" svg:width="26.222778mm" svg:x="3.6381054mm" svg:y="1.7309662mm"/>
            <draw:path svg:d="M 529.5885 1538.49 C 186.24968 1320.3325 -10.364758 1061.1542 0.42183915 612.44836 C 8.2375965 287.3249 251.0724 -195.23436 529.5885 83.281715 C 794.1718 347.86502 -131.86983 612.44836 529.5885 1538.49 z" svg:height="15.3849mm" draw:style-name="style-6" svg:viewBox="0.0 0.0 578.5183 1538.49" svg:width="5.7851834mm" svg:x="5.287448mm" svg:y="14.513016mm"/>
            <draw:path svg:d="M 216.7911 0.0 C 530.4561 259.01416 693.445 540.55505 627.15 984.46747 C 579.1135 1306.1177 278.36377 1754.8734 36.49991 1443.997 C -193.2646 1148.6715 758.42224 1000.85736 216.7911 0.0 z" svg:height="15.488317mm" draw:style-name="style-7" svg:viewBox="0.0 0.0 641.77313 1548.8317" svg:width="6.4177313mm" svg:x="21.644588mm" svg:y="14.022916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433" draw:border="23.724152%" draw:display-name="gradient-1" draw:end-color="#80f5f5" draw:name="gradient-1" draw:start-color="#00c0c0" draw:style="linear"/>
    <draw:opacity draw:angle="433" draw:border="23.724152%" draw:display-name="gradient-2" draw:end="30.19607961177826%" draw:name="gradient-2" draw:start="75.29411911964417%" draw:style="linear"/>
    <draw:opacity draw:angle="900" draw:border="-96.91472%" draw:display-name="gradient-3" draw:end="0.0%" draw:name="gradient-3" draw:start="100.0%" draw:style="linear"/>
    <draw:opacity draw:angle="2623" draw:border="-101.54503%" draw:display-name="gradient-4" draw:end="0.0%" draw:name="gradient-4" draw:start="100.0%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33.866665mm" fo:page-width="33.866665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